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7689" officeooo:paragraph-rsid="00077689"/>
    </style:style>
    <style:style style:name="P2" style:family="paragraph" style:parent-style-name="Standard" style:list-style-name="L1">
      <style:text-properties officeooo:rsid="00077689" officeooo:paragraph-rsid="00077689"/>
    </style:style>
    <style:style style:name="P3" style:family="paragraph" style:parent-style-name="Standard">
      <style:text-properties fo:font-weight="bold" officeooo:rsid="00077689" officeooo:paragraph-rsid="00077689" style:font-weight-asian="bold" style:font-weight-complex="bold"/>
    </style:style>
    <style:style style:name="P4" style:family="paragraph" style:parent-style-name="Standard">
      <style:text-properties fo:font-weight="bold" officeooo:rsid="00090a1d" officeooo:paragraph-rsid="00090a1d" style:font-weight-asian="bold" style:font-weight-complex="bold"/>
    </style:style>
    <style:style style:name="P5" style:family="paragraph" style:parent-style-name="Standard">
      <style:text-properties fo:font-weight="bold" officeooo:rsid="00092044" officeooo:paragraph-rsid="00092044" style:font-weight-asian="bold" style:font-weight-complex="bold"/>
    </style:style>
    <style:style style:name="P6" style:family="paragraph" style:parent-style-name="Standard" style:list-style-name="L1">
      <style:text-properties officeooo:paragraph-rsid="00077689"/>
    </style:style>
    <style:style style:name="P7" style:family="paragraph" style:parent-style-name="Standard">
      <style:text-properties fo:font-weight="normal" officeooo:rsid="00090a1d" officeooo:paragraph-rsid="00090a1d" style:font-weight-asian="normal" style:font-weight-complex="normal"/>
    </style:style>
    <style:style style:name="P8" style:family="paragraph" style:parent-style-name="Standard" style:list-style-name="L3">
      <style:text-properties fo:font-weight="normal" officeooo:rsid="00090a1d" officeooo:paragraph-rsid="00090a1d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092044" officeooo:paragraph-rsid="00092044" style:font-weight-asian="normal" style:font-weight-complex="normal"/>
    </style:style>
    <style:style style:name="P10" style:family="paragraph" style:parent-style-name="Standard">
      <style:text-properties fo:font-style="normal" fo:font-weight="normal" officeooo:rsid="00092044" officeooo:paragraph-rsid="00092044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092044" officeooo:paragraph-rsid="000a7633" style:font-style-asian="normal" style:font-weight-asian="normal" style:font-style-complex="normal" style:font-weight-complex="normal"/>
    </style:style>
    <style:style style:name="T1" style:family="text">
      <style:text-properties officeooo:rsid="00077689"/>
    </style:style>
    <style:style style:name="T2" style:family="text">
      <style:text-properties fo:font-weight="bold" officeooo:rsid="000a7633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090a1d"/>
    </style:style>
    <style:style style:name="T6" style:family="text">
      <style:text-properties officeooo:rsid="000a7633"/>
    </style:style>
    <style:style style:name="T7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sson 10 Function</text:p>
      <text:p text:style-name="P1"/>
      <text:p text:style-name="P3">Objectives:</text:p>
      <text:p text:style-name="P3"/>
      <text:p text:style-name="P1">a. What is a function<text:span text:style-name="T5">?</text:span></text:p>
      <text:p text:style-name="P1">b. Evaluating a function</text:p>
      <text:p text:style-name="P1">c. What are the applications of functions </text:p>
      <text:p text:style-name="P1"/>
      <text:p text:style-name="P3"><text:span text:style-name="T5">A. What is a </text:span>Function</text:p>
      <text:p text:style-name="P3"/>
      <text:list xml:id="list3713464949" text:style-name="L1">
        <text:list-item>
          <text:p text:style-name="P6"><text:span text:style-name="T1">A function is a rule that assigns to each object in a set A exactly one object in a set B. The set A is called the domain of the function, and the set of assigned objects in B is called the range.</text:span></text:p>
        </text:list-item>
        <text:list-item>
          <text:p text:style-name="P2">A function is denoted as <text:span text:style-name="T3">f(x) </text:span><text:span text:style-name="T4">and read as "f of x" not "f multiplied by x".</text:span></text:p>
        </text:list-item>
      </text:list>
      <text:p text:style-name="P1"><text:span text:style-name="T4"/></text:p>
      <text:p text:style-name="P4"><text:span text:style-name="T4">B. Evaluating a Function</text:span></text:p>
      <text:p text:style-name="P4"><text:span text:style-name="T4"/></text:p>
      <text:p text:style-name="P7"><text:span text:style-name="T4">1. What is the domain of the function f(2) = x + 5: <text:s/></text:span></text:p>
      <text:p text:style-name="P7"><text:span text:style-name="T4"/></text:p>
      <text:p text:style-name="P7"><text:span text:style-name="T4">Answer: 2. The domain of the function is equal to the value of </text:span><text:span text:style-name="T3">x </text:span><text:span text:style-name="T4">and is also the input to the function.</text:span></text:p>
      <text:p text:style-name="P7"><text:span text:style-name="T4"/></text:p>
      <text:p text:style-name="P7"><text:span text:style-name="T4">2. Find the value of the function f(2) = x + 5:</text:span></text:p>
      <text:p text:style-name="P7"><text:span text:style-name="T4"/></text:p>
      <text:p text:style-name="P7"><text:span text:style-name="T4">Answer: 7. To find the value of a function, we have to identify the domain and then process the input value by substituting the variable </text:span><text:span text:style-name="T3">x </text:span><text:span text:style-name="T4">in the process.</text:span></text:p>
      <text:p text:style-name="P7"><text:span text:style-name="T4"/></text:p>
      <text:p text:style-name="P4"><text:span text:style-name="T4">C. Who uses functions and what are they for?</text:span></text:p>
      <text:p text:style-name="P4"><text:span text:style-name="T4"/></text:p>
      <text:list xml:id="list1004990052" text:style-name="L3">
        <text:list-item>
          <text:p text:style-name="P8"><text:span text:style-name="T4">Computer engineers use functions to design computer systems.</text:span></text:p>
        </text:list-item>
        <text:list-item>
          <text:p text:style-name="P9"><text:span text:style-name="T4">Programmers use functions to implement their code.</text:span></text:p>
        </text:list-item>
        <text:list-item>
          <text:p text:style-name="P8"><text:span text:style-name="T4">Business managers use functions to compute for the price of a product.</text:span></text:p>
        </text:list-item>
        <text:list-item>
          <text:p text:style-name="P8"><text:span text:style-name="T4">Economists use functions to study the population.</text:span></text:p>
        </text:list-item>
      </text:list>
      <text:p text:style-name="P1"><text:span text:style-name="T4"/></text:p>
      <text:p text:style-name="P5"><text:span text:style-name="T4">D. Quiz Question</text:span></text:p>
      <text:p text:style-name="P5"><text:span text:style-name="T4"/></text:p>
      <text:p text:style-name="P10">1. Find the revenue of a book store if the number of clothes sold was twenty and the price per book is 150-Peso using the function <text:span text:style-name="T3">f(x) = (price per book)</text:span> x<text:span text:style-name="T3"> (number of book sold), </text:span>where <text:span text:style-name="T3">x </text:span>is the number of book sold<text:span text:style-name="T3">.</text:span></text:p>
      <text:p text:style-name="P10"><text:span text:style-name="T3"/></text:p>
      <text:p text:style-name="P11">a. <text:span text:style-name="T6">3,000 Peso </text:span><text:span text:style-name="T2">(Correct Answer)</text:span></text:p>
      <text:p text:style-name="P11">b. <text:span text:style-name="T6">5,000 Peso<text:tab/></text:span></text:p>
      <text:p text:style-name="P10">c. <text:span text:style-name="T6">2,000 Peso</text:span></text:p>
      <text:p text:style-name="P5"><text:span text:style-name="T4"/></text:p>
      <text:list xml:id="list145547694352628" text:continue-list="list3713464949" text:style-name="L1">
        <text:list-header>
          <text:p text:style-name="P2"><text:s/></text:p>
        </text:list-header>
      </text:list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4:11:47.941513883</meta:creation-date>
    <dc:date>2023-12-17T14:55:45.755671187</dc:date>
    <meta:editing-duration>PT11M7S</meta:editing-duration>
    <meta:editing-cycles>1</meta:editing-cycles>
    <meta:generator>LibreOffice/7.0.4.2$Linux_X86_64 LibreOffice_project/00$Build-2</meta:generator>
    <meta:document-statistic meta:table-count="0" meta:image-count="0" meta:object-count="0" meta:page-count="2" meta:paragraph-count="24" meta:word-count="273" meta:character-count="1359" meta:non-whitespace-character-count="1111"/>
  </office:meta>
</office:document-meta>
</file>